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4/content.xml" manifest:media-type="text/xml"/>
  <manifest:file-entry manifest:full-path="Object 12/content.xml" manifest:media-type="text/xml"/>
  <manifest:file-entry manifest:full-path="Object 15/content.xml" manifest:media-type="text/xml"/>
  <manifest:file-entry manifest:full-path="Object 13/content.xml" manifest:media-type="text/xml"/>
  <manifest:file-entry manifest:full-path="Object 17/content.xml" manifest:media-type="text/xml"/>
  <manifest:file-entry manifest:full-path="Object 11/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16/content.xml" manifest:media-type="text/xml"/>
  <manifest:file-entry manifest:full-path="Object 10/content.xml" manifest:media-type="text/xml"/>
  <manifest:file-entry manifest:full-path="Object 9/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3/content.xml" manifest:media-type="text/xml"/>
  <manifest:file-entry manifest:full-path="Object 5/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Object 4/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P21" style:parent-style-name="Sansinterligne" style:family="paragraph">
      <style:text-properties style:font-name="LM Roman Caps 10" fo:font-size="14pt" style:font-size-asian="14pt" style:font-size-complex="14pt" fo:language="en" fo:country="US"/>
    </style:style>
    <style:style style:name="P22" style:parent-style-name="Sansinterligne" style:family="paragraph">
      <style:text-properties style:font-name="LM Roman Caps 10" fo:font-size="14pt" style:font-size-asian="14pt" style:font-size-complex="14pt" fo:language="en" fo:country="US"/>
    </style:style>
    <style:style style:name="P23" style:parent-style-name="Sansinterligne" style:family="paragraph">
      <style:text-properties style:font-name="LM Roman Caps 10" fo:font-size="14pt" style:font-size-asian="14pt" style:font-size-complex="14pt" fo:language="en" fo:country="US"/>
    </style:style>
    <style:style style:name="P24" style:parent-style-name="Sansinterligne" style:family="paragraph">
      <style:text-properties style:font-name="LM Roman Caps 10" fo:font-size="14pt" style:font-size-asian="14pt" style:font-size-complex="14pt" fo:language="en" fo:country="US"/>
    </style:style>
    <style:style style:name="P25" style:parent-style-name="Sansinterligne" style:family="paragraph">
      <style:text-properties style:font-name="LM Roman Caps 10" fo:font-size="14pt" style:font-size-asian="14pt" style:font-size-complex="14pt" fo:language="en" fo:country="US"/>
    </style:style>
    <style:style style:name="P26" style:parent-style-name="Sansinterligne" style:family="paragraph">
      <style:text-properties style:font-name="LM Roman Caps 10" fo:font-size="14pt" style:font-size-asian="14pt" style:font-size-complex="14pt" fo:language="en" fo:country="US"/>
    </style:style>
    <style:style style:name="P27" style:parent-style-name="Sansinterligne" style:family="paragraph">
      <style:text-properties style:font-name="LM Roman Caps 10" fo:font-size="14pt" style:font-size-asian="14pt" style:font-size-complex="14pt" fo:language="en" fo:country="US"/>
    </style:style>
    <style:style style:name="P28" style:parent-style-name="Sansinterligne" style:family="paragraph">
      <style:text-properties style:font-name="LM Roman Caps 10" fo:font-size="14pt" style:font-size-asian="14pt" style:font-size-complex="14pt" fo:language="en" fo:country="US"/>
    </style:style>
    <style:style style:name="P29" style:parent-style-name="Sansinterligne" style:family="paragraph">
      <style:text-properties style:font-name="LM Roman Caps 10" fo:font-size="14pt" style:font-size-asian="14pt" style:font-size-complex="14pt" fo:language="en" fo:country="US"/>
    </style:style>
    <style:style style:name="P30" style:parent-style-name="Sansinterligne" style:family="paragraph">
      <style:text-properties style:font-name="LM Roman Caps 10" fo:font-size="14pt" style:font-size-asian="14pt" style:font-size-complex="14pt" fo:language="en" fo:country="US"/>
    </style:style>
    <style:style style:name="P31" style:parent-style-name="Sansinterligne" style:family="paragraph">
      <style:text-properties style:font-name="LM Roman Caps 10" fo:font-size="14pt" style:font-size-asian="14pt" style:font-size-complex="14pt" fo:language="en" fo:country="US"/>
    </style:style>
    <style:style style:name="P32" style:parent-style-name="Sansinterligne" style:family="paragraph">
      <style:text-properties style:font-name="LM Roman Caps 10" fo:font-size="14pt" style:font-size-asian="14pt" style:font-size-complex="14pt" fo:language="en" fo:country="US"/>
    </style:style>
    <style:style style:name="P33" style:parent-style-name="Sansinterligne" style:family="paragraph">
      <style:text-properties style:font-name="LM Roman Caps 10" fo:font-size="14pt" style:font-size-asian="14pt" style:font-size-complex="14pt" fo:language="en" fo:country="US"/>
    </style:style>
    <style:style style:name="P34" style:parent-style-name="Sansinterligne" style:family="paragraph">
      <style:text-properties style:font-name="LM Roman Caps 10" fo:font-size="14pt" style:font-size-asian="14pt" style:font-size-complex="14pt" fo:language="en" fo:country="US"/>
    </style:style>
    <style:style style:name="P35" style:parent-style-name="Sansinterligne" style:family="paragraph">
      <style:text-properties style:font-name="LM Roman Caps 10" fo:font-size="14pt" style:font-size-asian="14pt" style:font-size-complex="14pt" fo:language="en" fo:country="US"/>
    </style:style>
    <style:style style:name="P36" style:parent-style-name="Sansinterligne" style:family="paragraph">
      <style:text-properties style:font-name="LM Roman Caps 10" fo:font-size="14pt" style:font-size-asian="14pt" style:font-size-complex="14pt" fo:language="en" fo:country="US"/>
    </style:style>
    <style:style style:name="P37" style:parent-style-name="Sansinterligne" style:family="paragraph">
      <style:text-properties style:font-name="LM Roman Caps 10" fo:font-size="14pt" style:font-size-asian="14pt" style:font-size-complex="14pt" fo:language="en" fo:country="US"/>
    </style:style>
    <style:style style:name="P38" style:parent-style-name="Sansinterligne" style:family="paragraph">
      <style:text-properties style:font-name="LM Roman Caps 10" fo:font-size="14pt" style:font-size-asian="14pt" style:font-size-complex="14pt" fo:language="en" fo:country="US"/>
    </style:style>
    <style:style style:name="T39" style:parent-style-name="Policepardéfaut" style:family="text">
      <style:text-properties style:font-name="LM Roman Caps 10" fo:font-size="14pt" style:font-size-asian="14pt" style:font-size-complex="14pt" fo:language="en" fo:country="US"/>
    </style:style>
    <style:style style:name="P40" style:parent-style-name="Sansinterligne" style:family="paragraph">
      <style:text-properties fo:color="#5B9BD5" fo:font-size="14pt" style:font-size-asian="14pt" style:font-size-complex="14pt" fo:language="en" fo:country="US"/>
    </style:style>
    <style:style style:name="P41" style:parent-style-name="Sansinterligne" style:family="paragraph">
      <style:text-properties fo:color="#5B9BD5" fo:language="en" fo:country="US"/>
    </style:style>
    <style:style style:name="P42" style:parent-style-name="Normal" style:family="paragraph">
      <style:paragraph-properties fo:break-before="page"/>
      <style:text-properties fo:language="en" fo:country="US"/>
    </style:style>
    <style:style style:name="P43" style:parent-style-name="Titre1"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T47" style:parent-style-name="Policepardéfaut" style:family="text">
      <style:text-properties fo:language="en" fo:country="US"/>
    </style:style>
    <style:style style:name="P48" style:parent-style-name="TM1" style:family="paragraph">
      <style:paragraph-properties>
        <style:tab-stops>
          <style:tab-stop style:type="right" style:leader-style="dotted" style:leader-text="." style:position="6.2916in"/>
        </style:tab-stops>
      </style:paragraph-properties>
    </style:style>
    <style:style style:name="P49" style:parent-style-name="TM1" style:family="paragraph">
      <style:paragraph-properties>
        <style:tab-stops>
          <style:tab-stop style:type="right" style:leader-style="dotted" style:leader-text="." style:position="6.2916in"/>
        </style:tab-stops>
      </style:paragraph-properties>
    </style:style>
    <style:style style:name="P50"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1" style:parent-style-name="Policepardéfaut" style:family="text">
      <style:text-properties style:font-name="Calibri" style:font-name-asian="Yu Mincho" style:font-name-complex="Times New Roman" fo:font-size="11pt" style:font-size-asian="11pt" style:language-asian="ja" style:country-asian="JP"/>
    </style:style>
    <style:style style:name="P5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3" style:parent-style-name="Policepardéfaut" style:family="text">
      <style:text-properties style:font-name="Calibri" style:font-name-asian="Yu Mincho" style:font-name-complex="Times New Roman" fo:font-size="11pt" style:font-size-asian="11pt" style:language-asian="ja" style:country-asian="JP"/>
    </style:style>
    <style:style style:name="P5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5" style:parent-style-name="Policepardéfaut" style:family="text">
      <style:text-properties style:font-name="Calibri" style:font-name-asian="Yu Mincho" style:font-name-complex="Times New Roman" fo:font-size="11pt" style:font-size-asian="11pt" style:language-asian="ja" style:country-asian="JP"/>
    </style:style>
    <style:style style:name="P5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7" style:parent-style-name="Policepardéfaut" style:family="text">
      <style:text-properties style:font-name="Calibri" style:font-name-asian="Yu Mincho" style:font-name-complex="Times New Roman" fo:font-size="11pt" style:font-size-asian="11pt" style:language-asian="ja" style:country-asian="JP"/>
    </style:style>
    <style:style style:name="P58"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9" style:parent-style-name="Policepardéfaut" style:family="text">
      <style:text-properties style:font-name="Calibri" style:font-name-asian="Yu Mincho" style:font-name-complex="Times New Roman" fo:font-size="11pt" style:font-size-asian="11pt" style:language-asian="ja" style:country-asian="JP"/>
    </style:style>
    <style:style style:name="P60"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1" style:parent-style-name="Policepardéfaut" style:family="text">
      <style:text-properties style:font-name="Calibri" style:font-name-asian="Yu Mincho" style:font-name-complex="Times New Roman" fo:font-size="11pt" style:font-size-asian="11pt" style:language-asian="ja" style:country-asian="JP"/>
    </style:style>
    <style:style style:name="P62"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3" style:parent-style-name="Policepardéfaut" style:family="text">
      <style:text-properties style:font-name="Calibri" style:font-name-asian="Yu Mincho" style:font-name-complex="Times New Roman" fo:font-size="11pt" style:font-size-asian="11pt" style:language-asian="ja" style:country-asian="JP"/>
    </style:style>
    <style:style style:name="P6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5" style:parent-style-name="Policepardéfaut" style:family="text">
      <style:text-properties style:font-name="Calibri" style:font-name-asian="Yu Mincho" style:font-name-complex="Times New Roman" fo:font-size="11pt" style:font-size-asian="11pt" style:language-asian="ja" style:country-asian="JP"/>
    </style:style>
    <style:style style:name="P6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7" style:parent-style-name="Policepardéfaut" style:family="text">
      <style:text-properties style:font-name="Calibri" style:font-name-asian="Yu Mincho" style:font-name-complex="Times New Roman" fo:font-size="11pt" style:font-size-asian="11pt" style:language-asian="ja" style:country-asian="JP"/>
    </style:style>
    <style:style style:name="P68"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9" style:parent-style-name="Policepardéfaut" style:family="text">
      <style:text-properties style:font-name="Calibri" style:font-name-asian="Yu Mincho" style:font-name-complex="Times New Roman" fo:font-size="11pt" style:font-size-asian="11pt" style:language-asian="ja" style:country-asian="JP"/>
    </style:style>
    <style:style style:name="P7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71" style:parent-style-name="Lienhypertexte" style:family="text">
      <style:text-properties style:font-name-asian="MS Mincho"/>
    </style:style>
    <style:style style:name="T72" style:parent-style-name="Policepardéfaut" style:family="text">
      <style:text-properties style:font-name="Calibri" style:font-name-asian="Yu Mincho" style:font-name-complex="Times New Roman" fo:font-size="11pt" style:font-size-asian="11pt" style:language-asian="ja" style:country-asian="JP"/>
    </style:style>
    <style:style style:name="T73" style:parent-style-name="Lienhypertexte" style:family="text">
      <style:text-properties style:font-name-asian="MS Mincho"/>
    </style:style>
    <style:style style:name="P7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5" style:parent-style-name="Policepardéfaut" style:family="text">
      <style:text-properties style:font-name="Calibri" style:font-name-asian="Yu Mincho" style:font-name-complex="Times New Roman" fo:font-size="11pt" style:font-size-asian="11pt" style:language-asian="ja" style:country-asian="JP"/>
    </style:style>
    <style:style style:name="P7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7" style:parent-style-name="Policepardéfaut" style:family="text">
      <style:text-properties style:font-name="Calibri" style:font-name-asian="Yu Mincho" style:font-name-complex="Times New Roman" fo:font-size="11pt" style:font-size-asian="11pt" style:language-asian="ja" style:country-asian="JP"/>
    </style:style>
    <style:style style:name="P78"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79" style:parent-style-name="Policepardéfaut" style:family="text">
      <style:text-properties style:font-name="Calibri" style:font-name-asian="Yu Mincho" style:font-name-complex="Times New Roman" fo:font-size="11pt" style:font-size-asian="11pt" style:language-asian="ja" style:country-asian="JP"/>
    </style:style>
    <style:style style:name="P8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1" style:parent-style-name="Policepardéfaut" style:family="text">
      <style:text-properties style:font-name="Calibri" style:font-name-asian="Yu Mincho" style:font-name-complex="Times New Roman" fo:font-size="11pt" style:font-size-asian="11pt" style:language-asian="ja" style:country-asian="JP"/>
    </style:style>
    <style:style style:name="P8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3" style:parent-style-name="Policepardéfaut" style:family="text">
      <style:text-properties style:font-name="Calibri" style:font-name-asian="Yu Mincho" style:font-name-complex="Times New Roman" fo:font-size="11pt" style:font-size-asian="11pt" style:language-asian="ja" style:country-asian="JP"/>
    </style:style>
    <style:style style:name="P8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5" style:parent-style-name="Policepardéfaut" style:family="text">
      <style:text-properties style:font-name="Calibri" style:font-name-asian="Yu Mincho" style:font-name-complex="Times New Roman" fo:font-size="11pt" style:font-size-asian="11pt" style:language-asian="ja" style:country-asian="JP"/>
    </style:style>
    <style:style style:name="P86"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7" style:parent-style-name="Policepardéfaut" style:family="text">
      <style:text-properties style:font-name="Calibri" style:font-name-asian="Yu Mincho" style:font-name-complex="Times New Roman" fo:font-size="11pt" style:font-size-asian="11pt" style:language-asian="ja" style:country-asian="JP"/>
    </style:style>
    <style:style style:name="P88" style:parent-style-name="TM1" style:family="paragraph">
      <style:paragraph-properties>
        <style:tab-stops>
          <style:tab-stop style:type="right" style:leader-style="dotted" style:leader-text="." style:position="6.2916in"/>
        </style:tab-stops>
      </style:paragraph-properties>
    </style:style>
    <style:style style:name="P89" style:parent-style-name="Titre1" style:family="paragraph"/>
    <style:style style:name="P90" style:parent-style-name="Titre2" style:family="paragraph"/>
    <style:style style:name="P91" style:parent-style-name="Titre3" style:family="paragraph"/>
    <style:style style:name="T92" style:parent-style-name="Policepardéfaut" style:family="text">
      <style:text-properties fo:font-style="italic" style:font-style-asian="italic"/>
    </style:style>
    <style:style style:name="T93" style:parent-style-name="Policepardéfaut" style:family="text">
      <style:text-properties style:text-position="sub 58.3%"/>
    </style:style>
    <style:style style:name="T94" style:parent-style-name="Policepardéfaut" style:family="text">
      <style:text-properties style:text-position="sub 58.3%"/>
    </style:style>
    <style:style style:name="T95" style:parent-style-name="Policepardéfaut" style:family="text">
      <style:text-properties style:text-position="sub 58.3%"/>
    </style:style>
    <style:style style:name="T96" style:parent-style-name="Policepardéfaut" style:family="text">
      <style:text-properties style:text-position="sub 58.3%"/>
    </style:style>
    <style:style style:name="T97" style:parent-style-name="Policepardéfaut" style:family="text">
      <style:text-properties style:text-position="sub 58.3%"/>
    </style:style>
    <style:style style:name="T98" style:parent-style-name="Policepardéfaut" style:family="text">
      <style:text-properties style:text-position="sub 58.3%"/>
    </style:style>
    <style:style style:name="T99" style:parent-style-name="Policepardéfaut" style:family="text">
      <style:text-properties style:text-position="sub 58.3%"/>
    </style:style>
    <style:style style:name="T100" style:parent-style-name="Policepardéfaut" style:family="text">
      <style:text-properties style:text-position="sub 58.3%"/>
    </style:style>
    <style:style style:name="T101" style:parent-style-name="Policepardéfaut" style:family="text">
      <style:text-properties style:text-position="sub 58.3%"/>
    </style:style>
    <style:style style:name="T102" style:parent-style-name="Policepardéfaut" style:family="text">
      <style:text-properties style:text-position="sub 58.3%"/>
    </style:style>
    <style:style style:name="T103" style:parent-style-name="Policepardéfaut" style:family="text">
      <style:text-properties style:text-position="sub 58.3%"/>
    </style:style>
    <style:style style:name="T104" style:parent-style-name="Policepardéfaut" style:family="text">
      <style:text-properties style:text-position="sub 58.3%"/>
    </style:style>
    <style:style style:name="T105" style:parent-style-name="Policepardéfaut" style:family="text">
      <style:text-properties style:text-position="sub 58.3%"/>
    </style:style>
    <style:style style:name="P106" style:parent-style-name="Normal" style:family="paragraph">
      <style:paragraph-properties fo:text-align="center"/>
    </style:style>
    <style:style style:name="P107" style:parent-style-name="Normal" style:family="paragraph">
      <style:paragraph-properties fo:text-align="start"/>
    </style:style>
    <style:style style:name="T108" style:parent-style-name="Policepardéfaut" style:family="text">
      <style:text-properties style:font-name-asian="MS Mincho"/>
    </style:style>
    <style:style style:name="T109" style:parent-style-name="Policepardéfaut" style:family="text">
      <style:text-properties style:font-name-asian="MS Mincho"/>
    </style:style>
    <style:style style:name="P110" style:parent-style-name="Normal" style:family="paragraph">
      <style:paragraph-properties fo:text-align="center"/>
    </style:style>
    <style:style style:name="P111" style:parent-style-name="Normal" style:family="paragraph">
      <style:paragraph-properties fo:text-align="start"/>
      <style:text-properties style:font-name-asian="MS Mincho"/>
    </style:style>
    <style:style style:name="P112" style:parent-style-name="Normal" style:family="paragraph">
      <style:paragraph-properties fo:text-align="center"/>
    </style:style>
    <style:style style:name="P113" style:parent-style-name="Normal" style:family="paragraph">
      <style:paragraph-properties fo:text-align="start"/>
      <style:text-properties style:font-name-asian="MS Mincho"/>
    </style:style>
    <style:style style:name="P114" style:parent-style-name="Titre3" style:family="paragraph"/>
    <style:style style:name="P115" style:parent-style-name="Titre2" style:family="paragraph"/>
    <style:style style:name="P116" style:parent-style-name="Titre3" style:family="paragraph"/>
    <style:style style:name="P117" style:parent-style-name="Titre3" style:family="paragraph"/>
    <style:style style:name="P118" style:parent-style-name="Titre2" style:family="paragraph">
      <style:text-properties style:font-name-asian="Calibri" fo:font-size="12pt" style:font-size-asian="12pt" style:font-size-complex="11pt"/>
    </style:style>
    <style:style style:name="P119" style:parent-style-name="Titre2" style:family="paragraph"/>
    <style:style style:name="P120" style:parent-style-name="Titre3" style:family="paragraph"/>
    <style:style style:name="T121" style:parent-style-name="Policepardéfaut" style:family="text">
      <style:text-properties style:font-name-asian="MS Mincho"/>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text-properties style:font-name-asian="MS Mincho"/>
    </style:style>
    <style:style style:name="P126" style:parent-style-name="Normal" style:family="paragraph">
      <style:paragraph-properties fo:text-align="center"/>
    </style:style>
    <style:style style:name="P127" style:parent-style-name="Normal" style:family="paragraph">
      <style:text-properties style:font-name-asian="MS Mincho"/>
    </style:style>
    <style:style style:name="P128" style:parent-style-name="Normal" style:family="paragraph">
      <style:paragraph-properties fo:text-align="center"/>
    </style:style>
    <style:style style:name="T129" style:parent-style-name="Policepardéfaut" style:family="text">
      <style:text-properties style:font-name-asian="MS Mincho"/>
    </style:style>
    <style:style style:name="P130" style:parent-style-name="Normal" style:family="paragraph">
      <style:text-properties style:font-name-asian="MS Mincho"/>
    </style:style>
    <style:style style:name="P131" style:parent-style-name="Normal" style:family="paragraph">
      <style:paragraph-properties fo:text-align="center"/>
    </style:style>
    <style:style style:name="P132" style:parent-style-name="Normal" style:family="paragraph">
      <style:text-properties style:font-name-asian="MS Mincho"/>
    </style:style>
    <style:style style:name="P133" style:parent-style-name="Titre3" style:family="paragraph"/>
    <style:style style:name="P134" style:parent-style-name="Titre2" style:family="paragraph">
      <style:text-properties style:font-name-asian="MS Mincho"/>
    </style:style>
    <style:style style:name="P135" style:parent-style-name="Titre3" style:family="paragraph"/>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Titre3" style:family="paragraph"/>
    <style:style style:name="P141" style:parent-style-name="Titre1" style:family="paragraph"/>
    <style:style style:name="P142" style:parent-style-name="Titre2" style:family="paragraph"/>
    <style:style style:name="P143" style:parent-style-name="Normal" style:family="paragraph">
      <style:paragraph-properties style:text-autospace="none" fo:text-align="center" style:vertical-align="auto" fo:margin-bottom="0in" fo:line-height="100%"/>
      <style:text-properties fo:hyphenate="true"/>
    </style:style>
    <style:style style:name="T144" style:parent-style-name="Policepardéfaut" style:family="text">
      <style:text-properties style:text-position="sub 58.3%"/>
    </style:style>
    <style:style style:name="P145" style:parent-style-name="Normal" style:family="paragraph">
      <style:paragraph-properties style:text-autospace="none" fo:text-align="start" style:vertical-align="auto" fo:margin-bottom="0in" fo:line-height="100%"/>
      <style:text-properties fo:language="en" fo:country="US" fo:hyphenate="true"/>
    </style:style>
    <style:style style:name="P146" style:parent-style-name="Normal" style:family="paragraph">
      <style:paragraph-properties style:text-autospace="none" fo:text-align="center" style:vertical-align="auto" fo:margin-bottom="0in" fo:line-height="100%"/>
      <style:text-properties fo:hyphenate="true"/>
    </style:style>
    <style:style style:name="T147" style:parent-style-name="Policepardéfaut" style:family="text">
      <style:text-properties fo:language="en" fo:country="US"/>
    </style:style>
    <style:style style:name="T148" style:parent-style-name="Policepardéfaut" style:family="text">
      <style:text-properties style:text-position="sub 58.3%" fo:language="en" fo:country="US"/>
    </style:style>
    <style:style style:name="T149" style:parent-style-name="Policepardéfaut" style:family="text">
      <style:text-properties fo:language="en" fo:country="US"/>
    </style:style>
    <style:style style:name="T150" style:parent-style-name="Policepardéfaut" style:family="text">
      <style:text-properties fo:language="en" fo:country="US"/>
    </style:style>
    <style:style style:name="P151" style:parent-style-name="Normal" style:family="paragraph">
      <style:text-properties fo:language="en" fo:country="US"/>
    </style:style>
    <style:style style:name="T152" style:parent-style-name="Policepardéfaut" style:family="text">
      <style:text-properties fo:language="en" fo:country="US"/>
    </style:style>
    <style:style style:name="P153" style:parent-style-name="Normal" style:family="paragraph">
      <style:paragraph-properties fo:text-align="center"/>
      <style:text-properties style:font-name="Consolas" fo:font-size="11pt" style:font-size-asian="11pt"/>
    </style:style>
    <style:style style:name="P154" style:parent-style-name="Code" style:family="paragraph">
      <style:paragraph-properties fo:text-align="center"/>
    </style:style>
    <style:style style:name="P155" style:parent-style-name="Titre2" style:family="paragraph"/>
    <style:style style:name="P156" style:parent-style-name="Normal" style:family="paragraph">
      <style:paragraph-properties fo:text-align="center"/>
    </style:style>
    <style:style style:name="P157" style:parent-style-name="Code" style:family="paragraph">
      <style:text-properties fo:language="en" fo:country="US"/>
    </style:style>
    <style:style style:name="P158" style:parent-style-name="Code" style:family="paragraph">
      <style:text-properties fo:language="en" fo:country="US"/>
    </style:style>
    <style:style style:name="P159" style:parent-style-name="Titre2" style:family="paragraph"/>
    <style:style style:name="P160" style:parent-style-name="Titre2" style:family="paragraph"/>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Sansinterligne"><text:span text:style-name="T39">Robin Trioux, William Veal Phan</text:span></text:p>
            <text:p text:style-name="P40"/>
            <text:p text:style-name="P41"/>
          </table:table-cell>
        </table:table-row>
      </table:table>
      <text:p text:style-name="P42"/>
      <text:h text:style-name="P43" text:outline-level="1"/>
      <text:p text:style-name="P44"/>
      <text:p text:style-name="P45"/>
      <text:p text:style-name="P46"/>
      <text:h text:style-name="Titre1" text:outline-level="1"><text:span text:style-name="T47"><text:tab/></text:span><text:bookmark-start text:name="_Toc468914555"/><text:bookmark-start text:name="_Toc468966122"/>Introduction<text:bookmark-end text:name="_Toc468914555"/><text:bookmark-end text:name="_Toc468966122"/></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text:s/>en informatique.<text:s/>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66123"/>Table des matières<text:bookmark-end text:name="_Toc468966123"/></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8"><text:a xlink:href="#_Toc468966122" office:target-frame-name="_top" xlink:show="replace"><text:span text:style-name="Lienhypertexte">Introduction</text:span><text:tab/>2</text:a></text:p>
          <text:p text:style-name="P49"><text:a xlink:href="#_Toc468966123" office:target-frame-name="_top" xlink:show="replace"><text:span text:style-name="Lienhypertexte">Table des matières</text:span><text:tab/>3</text:a></text:p>
          <text:p text:style-name="P50"><text:a xlink:href="#_Toc468966124" office:target-frame-name="_top" xlink:show="replace"><text:span text:style-name="Lienhypertexte">1.</text:span><text:span text:style-name="T51"><text:tab/></text:span><text:span text:style-name="Lienhypertexte">Méthodes d’interpolation implémentées</text:span><text:tab/>4</text:a></text:p>
          <text:p text:style-name="P52"><text:a xlink:href="#_Toc468966125" office:target-frame-name="_top" xlink:show="replace"><text:span text:style-name="Lienhypertexte">1.1.</text:span><text:span text:style-name="T53"><text:tab/></text:span><text:span text:style-name="Lienhypertexte">Interpolation de Lagrange</text:span><text:tab/>4</text:a></text:p>
          <text:p text:style-name="P54"><text:a xlink:href="#_Toc468966126" office:target-frame-name="_top" xlink:show="replace"><text:span text:style-name="Lienhypertexte">1.1.1.</text:span><text:span text:style-name="T55"><text:tab/></text:span><text:span text:style-name="Lienhypertexte">Principe général</text:span><text:tab/>4</text:a></text:p>
          <text:p text:style-name="P56"><text:a xlink:href="#_Toc468966127" office:target-frame-name="_top" xlink:show="replace"><text:span text:style-name="Lienhypertexte">1.1.2.</text:span><text:span text:style-name="T57"><text:tab/></text:span><text:span text:style-name="Lienhypertexte">Algorithme</text:span><text:tab/>4</text:a></text:p>
          <text:p text:style-name="P58"><text:a xlink:href="#_Toc468966128" office:target-frame-name="_top" xlink:show="replace"><text:span text:style-name="Lienhypertexte">1.2.</text:span><text:span text:style-name="T59"><text:tab/></text:span><text:span text:style-name="Lienhypertexte">Interpolation de l’Hermite</text:span><text:tab/>5</text:a></text:p>
          <text:p text:style-name="P60"><text:a xlink:href="#_Toc468966129" office:target-frame-name="_top" xlink:show="replace"><text:span text:style-name="Lienhypertexte">1.2.1.</text:span><text:span text:style-name="T61"><text:tab/></text:span><text:span text:style-name="Lienhypertexte">Principe général</text:span><text:tab/>5</text:a></text:p>
          <text:p text:style-name="P62"><text:a xlink:href="#_Toc468966130" office:target-frame-name="_top" xlink:show="replace"><text:span text:style-name="Lienhypertexte">1.2.2.</text:span><text:span text:style-name="T63"><text:tab/></text:span><text:span text:style-name="Lienhypertexte">Algorithme</text:span><text:tab/>5</text:a></text:p>
          <text:p text:style-name="P64"><text:a xlink:href="#_Toc468966131" office:target-frame-name="_top" xlink:show="replace"><text:span text:style-name="Lienhypertexte">1.3.</text:span><text:span text:style-name="T65"><text:tab/></text:span><text:span text:style-name="Lienhypertexte">Méthode des moindres carrés</text:span><text:tab/>5</text:a></text:p>
          <text:p text:style-name="P66"><text:a xlink:href="#_Toc468966132" office:target-frame-name="_top" xlink:show="replace"><text:span text:style-name="Lienhypertexte">1.3.1.</text:span><text:span text:style-name="T67"><text:tab/></text:span><text:span text:style-name="Lienhypertexte">Principe général</text:span><text:tab/>5</text:a></text:p>
          <text:p text:style-name="P68"><text:a xlink:href="#_Toc468966133" office:target-frame-name="_top" xlink:show="replace"><text:span text:style-name="Lienhypertexte">1.3.2.</text:span><text:span text:style-name="T69"><text:tab/></text:span><text:span text:style-name="Lienhypertexte">Algorithme</text:span><text:tab/>6</text:a></text:p>
          <text:p text:style-name="P70"><text:a xlink:href="#_Toc468966134" office:target-frame-name="_top" xlink:show="replace"><text:span text:style-name="T71">1.4.</text:span><text:span text:style-name="T72"><text:tab/></text:span><text:span text:style-name="T73">Interpolation trigonométrique</text:span><text:tab/>7</text:a></text:p>
          <text:p text:style-name="P74"><text:a xlink:href="#_Toc468966135" office:target-frame-name="_top" xlink:show="replace"><text:span text:style-name="Lienhypertexte">1.4.1.</text:span><text:span text:style-name="T75"><text:tab/></text:span><text:span text:style-name="Lienhypertexte">Principe général</text:span><text:tab/>7</text:a></text:p>
          <text:p text:style-name="P76"><text:a xlink:href="#_Toc468966136" office:target-frame-name="_top" xlink:show="replace"><text:span text:style-name="Lienhypertexte">1.4.2.</text:span><text:span text:style-name="T77"><text:tab/></text:span><text:span text:style-name="Lienhypertexte">Algorithme</text:span><text:tab/>7</text:a></text:p>
          <text:p text:style-name="P78"><text:a xlink:href="#_Toc468966137" office:target-frame-name="_top" xlink:show="replace"><text:span text:style-name="Lienhypertexte">2.</text:span><text:span text:style-name="T79"><text:tab/></text:span><text:span text:style-name="Lienhypertexte">Étude et comparaison des méthodes d’interpolation</text:span><text:tab/>8</text:a></text:p>
          <text:p text:style-name="P80"><text:a xlink:href="#_Toc468966138" office:target-frame-name="_top" xlink:show="replace"><text:span text:style-name="Lienhypertexte">2.1.</text:span><text:span text:style-name="T81"><text:tab/></text:span><text:span text:style-name="Lienhypertexte">Listes de points</text:span><text:tab/>8</text:a></text:p>
          <text:p text:style-name="P82"><text:a xlink:href="#_Toc468966139" office:target-frame-name="_top" xlink:show="replace"><text:span text:style-name="Lienhypertexte">2.2.</text:span><text:span text:style-name="T83"><text:tab/></text:span><text:span text:style-name="Lienhypertexte">Définition du critère d’erreur</text:span><text:tab/>8</text:a></text:p>
          <text:p text:style-name="P84"><text:a xlink:href="#_Toc468966140" office:target-frame-name="_top" xlink:show="replace"><text:span text:style-name="Lienhypertexte">2.3.</text:span><text:span text:style-name="T85"><text:tab/></text:span><text:span text:style-name="Lienhypertexte">Comparaison Lagrange – l’Hermite</text:span><text:tab/>9</text:a></text:p>
          <text:p text:style-name="P86"><text:a xlink:href="#_Toc468966141" office:target-frame-name="_top" xlink:show="replace"><text:span text:style-name="Lienhypertexte">2.4.</text:span><text:span text:style-name="T87"><text:tab/></text:span><text:span text:style-name="Lienhypertexte">Fiabilité des moindres carrés polynomiaux</text:span><text:tab/>9</text:a></text:p>
          <text:p text:style-name="P88"><text:a xlink:href="#_Toc468966142" office:target-frame-name="_top" xlink:show="replace"><text:span text:style-name="Lienhypertexte">Conclusion</text:span><text:tab/>9</text:a></text:p>
        </text:index-body>
      </text:table-of-content>
      <text:p text:style-name="Normal"/>
      <text:p text:style-name="Normal"/>
      <text:p text:style-name="Normal"/>
      <text:p text:style-name="Normal"/>
      <text:list text:style-name="LFO1" text:continue-numbering="true">
        <text:list-item>
          <text:p text:style-name="P89"><text:bookmark-start text:name="_Toc468914556"/><text:bookmark-start text:name="_Toc468966124"/>Méthodes d’interpolation implémentées<text:bookmark-end text:name="_Toc468914556"/><text:bookmark-end text:name="_Toc468966124"/></text:p>
        </text:list-item>
      </text:list>
      <text:p text:style-name="Normal"/>
      <text:list text:style-name="LFO1" text:continue-numbering="true">
        <text:list-item>
          <text:list>
            <text:list-item>
              <text:p text:style-name="P90"><text:bookmark-start text:name="_Toc468914557"/><text:bookmark-start text:name="_Toc468966125"/>Interpolation de Lagrange<text:bookmark-end text:name="_Toc468914557"/><text:bookmark-end text:name="_Toc468966125"/></text:p>
            </text:list-item>
          </text:list>
        </text:list-item>
      </text:list>
      <text:p text:style-name="Normal"/>
      <text:list text:style-name="LFO1" text:continue-numbering="true">
        <text:list-item>
          <text:list>
            <text:list-item>
              <text:list>
                <text:list-item>
                  <text:p text:style-name="P91"><text:bookmark-start text:name="_Toc468914558"/><text:bookmark-start text:name="_Toc468966126"/>Principe général<text:bookmark-end text:name="_Toc468914558"/><text:bookmark-end text:name="_Toc468966126"/></text:p>
                </text:list-item>
              </text:list>
            </text:list-item>
          </text:list>
        </text:list-item>
      </text:list>
      <text:p text:style-name="Normal"/>
      <text:p text:style-name="Normal"><text:tab/>L’interpolation selon Lagrange se propose d’interpoler<text:s/><text:span text:style-name="T92">n+1</text:span><text:s/>points (x<text:span text:style-name="T93">0</text:span>,y<text:span text:style-name="T94">0</text:span>), (x<text:span text:style-name="T95">0</text:span>,y<text:span text:style-name="T96">0</text:span>), (x<text:span text:style-name="T97">1</text:span>,y<text:span text:style-name="T98">1</text:span>), (x<text:span text:style-name="T99">2</text:span>,y<text:span text:style-name="T100">2</text:span>), (x<text:span text:style-name="T101">3</text:span>,y<text:span text:style-name="T102">3</text:span>) … (x<text:span text:style-name="T103">n</text:span>,y<text:span text:style-name="T104">n</text:span>) avec les x<text:span text:style-name="T105">i</text:span><text:s/>distincts deux à deux.<text:line-break/>On cherchera alors à construire un polynôme<text:s/>unique de degré au plus n ;</text:p>
      <text:p text:style-name="P106"><draw:frame draw:style-name="a0" text:anchor-type="as-char" svg:x="0in" svg:y="0in" svg:width="1.40625in" svg:height="0.5625in" style:rel-width="scale" style:rel-height="scale"><draw:object xlink:href="Object 1/" xlink:type="simple" xlink:show="embed" xlink:actuate="onLoad"/></draw:frame></text:p>
      <text:p text:style-name="P107"><text:span text:style-name="T108"><text:tab/></text:span><text:span text:style-name="T109">Avec,<text:s/></text:span></text:p>
      <text:p text:style-name="P110"><draw:frame draw:style-name="a1" text:anchor-type="as-char" svg:x="0in" svg:y="0in" svg:width="3.22917in" svg:height="0.34375in" style:rel-width="scale" style:rel-height="scale"><draw:object xlink:href="Object 2/" xlink:type="simple" xlink:show="embed" xlink:actuate="onLoad"/></draw:frame></text:p>
      <text:p text:style-name="P111"><text:tab/>Les polynômes de Lagrange sont exprimés :</text:p>
      <text:p text:style-name="P112"><draw:frame draw:style-name="a2" text:anchor-type="as-char" svg:x="0in" svg:y="0in" svg:width="2.39583in" svg:height="0.5625in" style:rel-width="scale" style:rel-height="scale"><draw:object xlink:href="Object 3/" xlink:type="simple" xlink:show="embed" xlink:actuate="onLoad"/></draw:frame></text:p>
      <text:p text:style-name="P113"><text:tab/>L’unicité de ce polynôme se prouve en exploitant les propriétés vectorielles des polynômes.</text:p>
      <text:list text:style-name="LFO1" text:continue-numbering="true">
        <text:list-item>
          <text:list>
            <text:list-item>
              <text:list>
                <text:list-item>
                  <text:p text:style-name="P114"><text:bookmark-start text:name="_Toc468914559"/><text:bookmark-start text:name="_Toc468966127"/>Algorithme<text:bookmark-end text:name="_Toc468914559"/><text:bookmark-end text:name="_Toc468966127"/></text:p>
                </text:list-item>
              </text:list>
            </text:list-item>
          </text:list>
        </text:list-item>
      </text:list>
      <text:p text:style-name="Normal"/>
      <text:p text:style-name="Normal"><text:tab/>L’interpolation de Lagrange a été implémentée par deux fonctions, Lagrange et PedagoLagrange. Les deux fonctions ont un fonctionnement similaire, la seule différence étant que PedagoLagrange inclue l’affichage de graphique montrant la construction du polyn6ome d’interpolation.</text:p>
      <text:p text:style-name="Code">Arguments :</text:p>
      <text:p text:style-name="Code">xi : liste des abscisses, [x1,…,xn]</text:p>
      <text:p text:style-name="Code">yi : liste des ordonnées, [y1,…,yn]</text:p>
      <text:p text:style-name="Code">x : la variable muette</text:p>
      <text:p text:style-name="Code">Résultat :</text:p>
      <text:p text:style-name="Code">F_L(x) : une fonction de x, le polynôme d’interpolation</text:p>
      <text:soft-page-break/>
      <text:p text:style-name="Code">Lagrange(x : variable,<text:s/>xi : liste[réels],yi : liste[réels]) : fonction de x</text:p>
      <text:p text:style-name="Code">DEBUT</text:p>
      <text:p text:style-name="Code"><text:tab/>n &lt;- taille(xi)-1</text:p>
      <text:p text:style-name="Code"><text:tab/>L(x) : fonction de x</text:p>
      <text:p text:style-name="Code"><text:tab/>L(x) &lt;- 0</text:p>
      <text:p text:style-name="Code"><text:tab/>pour i de 1 a n+1 faire</text:p>
      <text:p text:style-name="Code"><text:tab/><text:tab/>Li(x) fonction de x</text:p>
      <text:p text:style-name="Code"><text:tab/><text:tab/>Li(x) &lt;- 1</text:p>
      <text:p text:style-name="Code"><text:tab/><text:tab/>pour j de 1 a n+1 faire</text:p>
      <text:p text:style-name="Code"><text:tab/><text:tab/><text:tab/>si (non(i = j)) alors</text:p>
      <text:p text:style-name="Code"><text:tab/><text:tab/><text:tab/><text:tab/>Li(x) &lt;- Li(x) * (x-xi[j])/(xi[i]-xi[j])</text:p>
      <text:p text:style-name="Code"><text:tab/><text:tab/><text:tab/>fin si</text:p>
      <text:p text:style-name="Code"><text:tab/><text:tab/><text:tab/></text:p>
      <text:p text:style-name="Code"><text:tab/><text:tab/>fait</text:p>
      <text:p text:style-name="Code"><text:tab/><text:tab/>L(x) &lt;- yi[i] * Li(x) + L(x)</text:p>
      <text:p text:style-name="Code"><text:tab/>fait</text:p>
      <text:p text:style-name="Code"><text:tab/>Lagrange &lt;- L(x)</text:p>
      <text:p text:style-name="Code">FIN</text:p>
      <text:p text:style-name="Code"/>
      <text:list text:style-name="LFO1" text:continue-numbering="true">
        <text:list-item>
          <text:list>
            <text:list-item>
              <text:p text:style-name="P115"><text:bookmark-start text:name="_Toc468914560"/><text:bookmark-start text:name="_Toc468966128"/>Interpolation de l’Hermite<text:bookmark-end text:name="_Toc468914560"/><text:bookmark-end text:name="_Toc468966128"/></text:p>
            </text:list-item>
          </text:list>
        </text:list-item>
      </text:list>
      <text:p text:style-name="Normal"/>
      <text:list text:style-name="LFO1" text:continue-numbering="true">
        <text:list-item>
          <text:list>
            <text:list-item>
              <text:list>
                <text:list-item>
                  <text:p text:style-name="P116"><text:bookmark-start text:name="_Toc468914561"/><text:bookmark-start text:name="_Toc468966129"/>Principe général<text:bookmark-end text:name="_Toc468914561"/><text:bookmark-end text:name="_Toc468966129"/></text:p>
                </text:list-item>
              </text:list>
            </text:list-item>
          </text:list>
        </text:list-item>
      </text:list>
      <text:p text:style-name="Normal"/>
      <text:list text:style-name="LFO1" text:continue-numbering="true">
        <text:list-item>
          <text:list>
            <text:list-item>
              <text:list>
                <text:list-item>
                  <text:p text:style-name="P117"><text:bookmark-start text:name="_Toc468914562"/><text:bookmark-start text:name="_Toc468966130"/>Algorithme<text:bookmark-end text:name="_Toc468914562"/><text:bookmark-end text:name="_Toc468966130"/></text:p>
                </text:list-item>
              </text:list>
            </text:list-item>
          </text:list>
        </text:list-item>
      </text:list>
      <text:h text:style-name="P118" text:outline-level="2"/>
      <text:list text:style-name="LFO1" text:continue-numbering="true">
        <text:list-item>
          <text:list>
            <text:list-item>
              <text:p text:style-name="P119"><text:bookmark-start text:name="_Toc468914563"/><text:bookmark-start text:name="_Toc468966131"/>Méthode des moindres carrés<text:bookmark-end text:name="_Toc468914563"/><text:bookmark-end text:name="_Toc468966131"/></text:p>
            </text:list-item>
          </text:list>
        </text:list-item>
      </text:list>
      <text:h text:style-name="Titre3" text:outline-level="3"/>
      <text:list text:style-name="LFO1" text:continue-numbering="true">
        <text:list-item>
          <text:list>
            <text:list-item>
              <text:list>
                <text:list-item>
                  <text:p text:style-name="P120"><text:bookmark-start text:name="_Toc468914564"/><text:bookmark-start text:name="_Toc468966132"/>Principe général<text:bookmark-end text:name="_Toc468914564"/><text:bookmark-end text:name="_Toc468966132"/></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3" text:anchor-type="as-char" svg:x="0in" svg:y="0in" svg:width="1.73958in" svg:height="0.19792in" style:rel-width="scale" style:rel-height="scale"><draw:object xlink:href="Object 4/" xlink:type="simple" xlink:show="embed" xlink:actuate="onLoad"/></draw:frame><text:span text:style-name="T121"><text:s/>une série de n points que nous souhaitons ajuster par un polynôme P de degré d :</text:span></text:p>
      <text:p text:style-name="P122"><draw:frame draw:style-name="a4" text:anchor-type="as-char" svg:x="0in" svg:y="0in" svg:width="1.10417in" svg:height="0.5625in" style:rel-width="scale" style:rel-height="scale"><draw:object xlink:href="Object 5/" xlink:type="simple" xlink:show="embed" xlink:actuate="onLoad"/></draw:frame></text:p>
      <text:soft-page-break/>
      <text:p text:style-name="Normal"><text:tab/>On se fixe comme condition que P doit minimiser la somme du carré des erreurs, ie.</text:p>
      <text:p text:style-name="P123"><draw:frame draw:style-name="a5" text:anchor-type="as-char" svg:x="0in" svg:y="0in" svg:width="3.07292in" svg:height="0.54167in" style:rel-width="scale" style:rel-height="scale"><draw:object xlink:href="Object 6/" xlink:type="simple" xlink:show="embed" xlink:actuate="onLoad"/></draw:frame></text:p>
      <text:p text:style-name="P124"><draw:frame draw:style-name="a6" text:anchor-type="as-char" svg:x="0in" svg:y="0in" svg:width="2.45833in" svg:height="0.21875in" style:rel-width="scale" style:rel-height="scale"><draw:object xlink:href="Object 7/" xlink:type="simple" xlink:show="embed" xlink:actuate="onLoad"/></draw:frame></text:p>
      <text:p text:style-name="P125"><text:tab/>On notera la solution<text:s/></text:p>
      <text:p text:style-name="P126"><draw:frame draw:style-name="a7" text:anchor-type="as-char" svg:x="0in" svg:y="0in" svg:width="2.19792in" svg:height="0.54167in" style:rel-width="scale" style:rel-height="scale"><draw:object xlink:href="Object 8/" xlink:type="simple" xlink:show="embed" xlink:actuate="onLoad"/></draw:frame></text:p>
      <text:p text:style-name="P127"><text:tab/>On détermine Â en posant :</text:p>
      <text:p text:style-name="P128"><draw:frame draw:style-name="a8" text:anchor-type="as-char" svg:x="0in" svg:y="0in" svg:width="0.72917in" svg:height="0.53125in" style:rel-width="scale" style:rel-height="scale"><draw:object xlink:href="Object 9/" xlink:type="simple" xlink:show="embed" xlink:actuate="onLoad"/></draw:frame><text:span text:style-name="T129"><text:s/>et<text:s/></text:span><draw:frame draw:style-name="a9" text:anchor-type="as-char" svg:x="0in" svg:y="0in" svg:width="2.14583in" svg:height="0.83333in" style:rel-width="scale" style:rel-height="scale"><draw:object xlink:href="Object 10/" xlink:type="simple" xlink:show="embed" xlink:actuate="onLoad"/></draw:frame></text:p>
      <text:p text:style-name="P130"><text:tab/>Et on peut montrer (la démonstration est possiblement au programme des UV MT25 et MT27) que<text:s/></text:p>
      <text:p text:style-name="P131"><draw:frame draw:style-name="a10" text:anchor-type="as-char" svg:x="0in" svg:y="0in" svg:width="1.20833in" svg:height="0.20833in" style:rel-width="scale" style:rel-height="scale"><draw:object xlink:href="Object 11/" xlink:type="simple" xlink:show="embed" xlink:actuate="onLoad"/></draw:frame></text:p>
      <text:p text:style-name="P132"/>
      <text:list text:style-name="LFO1" text:continue-numbering="true">
        <text:list-item>
          <text:list>
            <text:list-item>
              <text:list>
                <text:list-item>
                  <text:p text:style-name="P133"><text:bookmark-start text:name="_Toc468914565"/><text:bookmark-start text:name="_Toc468966133"/>Algorithme<text:bookmark-end text:name="_Toc468914565"/><text:bookmark-end text:name="_Toc468966133"/></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text:s/>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soft-page-break/>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34"><text:bookmark-start text:name="_Toc468914566"/><text:bookmark-start text:name="_Toc468966134"/>Interpolation trigonométrique<text:bookmark-end text:name="_Toc468914566"/><text:bookmark-end text:name="_Toc468966134"/></text:p>
            </text:list-item>
          </text:list>
        </text:list-item>
      </text:list>
      <text:p text:style-name="Normal"/>
      <text:list text:style-name="LFO1" text:continue-numbering="true">
        <text:list-item>
          <text:list>
            <text:list-item>
              <text:list>
                <text:list-item>
                  <text:p text:style-name="P135"><text:bookmark-start text:name="_Toc468914567"/><text:bookmark-start text:name="_Toc468966135"/>Principe général<text:bookmark-end text:name="_Toc468914567"/><text:bookmark-end text:name="_Toc468966135"/></text:p>
                </text:list-item>
              </text:list>
            </text:list-item>
          </text:list>
        </text:list-item>
      </text:list>
      <text:p text:style-name="Normal"/>
      <text:p text:style-name="Normal"><text:tab/>L’interpolation trigonométrique consiste à interpoler une série de<text:s/>n<text:s/>points<text:s/><draw:frame draw:style-name="a11" text:anchor-type="as-char" svg:x="0in" svg:y="0in" svg:width="0.75in" svg:height="0.19792in" style:rel-width="scale" style:rel-height="scale"><draw:object xlink:href="Object 12/" xlink:type="simple" xlink:show="embed" xlink:actuate="onLoad"/></draw:frame>, en supposant la fonction f sous-jacente comme étant T-périodique,<text:s/>par un polynôme trigonométrique :</text:p>
      <text:p text:style-name="P136"><draw:frame draw:style-name="a12" text:anchor-type="as-char" svg:x="0in" svg:y="0in" svg:width="6in" svg:height="0.41667in" style:rel-width="scale" style:rel-height="scale"><draw:object xlink:href="Object 13/" xlink:type="simple" xlink:show="embed" xlink:actuate="onLoad"/></draw:frame><text:s/></text:p>
      <text:p text:style-name="Normal">P peut aussi s’exprimer sous forme réelle<text:s/></text:p>
      <text:p text:style-name="P137"><draw:frame draw:style-name="a13" text:anchor-type="as-char" svg:x="0in" svg:y="0in" svg:width="4.47917in" svg:height="0.5in" style:rel-width="scale" style:rel-height="scale"><draw:object xlink:href="Object 14/" xlink:type="simple" xlink:show="embed" xlink:actuate="onLoad"/></draw:frame></text:p>
      <text:p text:style-name="Normal">Avec,<text:s/></text:p>
      <text:p text:style-name="P138"><draw:frame draw:style-name="a14" text:anchor-type="as-char" svg:x="0in" svg:y="0in" svg:width="1.25in" svg:height="0.44792in" style:rel-width="scale" style:rel-height="scale"><draw:object xlink:href="Object 15/" xlink:type="simple" xlink:show="embed" xlink:actuate="onLoad"/></draw:frame></text:p>
      <text:p text:style-name="Normal">Et pour k<text:s/>&gt; 0,</text:p>
      <text:p text:style-name="P139"><draw:frame draw:style-name="a15" text:anchor-type="as-char" svg:x="0in" svg:y="0in" svg:width="4.8125in" svg:height="0.44792in" style:rel-width="scale" style:rel-height="scale"><draw:object xlink:href="Object 16/" xlink:type="simple" xlink:show="embed" xlink:actuate="onLoad"/></draw:frame></text:p>
      <text:p text:style-name="Normal"><text:tab/>Les fonctions que nous allons approximer n’étant probablement pas périodique, nous allons poser que T, la période, est égale à notre intervalle d’interpolation, et, f étant inconnue dans le cas d’une interpolation, nous calculer numériquement les intégrales par la méthode des trapèzes.<text:s/></text:p>
      <text:p text:style-name="Normal"><text:tab/>Nous obtenons alors</text:p>
      <text:p text:style-name="Normal"/>
      <text:list text:style-name="LFO1" text:continue-numbering="true">
        <text:list-item>
          <text:list>
            <text:list-item>
              <text:list>
                <text:list-item>
                  <text:p text:style-name="P140"><text:bookmark-start text:name="_Toc468914568"/><text:bookmark-start text:name="_Toc468966136"/><text:soft-page-break/>Algorithme<text:bookmark-end text:name="_Toc468914568"/><text:bookmark-end text:name="_Toc468966136"/></text:p>
                </text:list-item>
              </text:list>
            </text:list-item>
          </text:list>
        </text:list-item>
      </text:list>
      <text:p text:style-name="Normal"/>
      <text:list text:style-name="LFO1" text:continue-numbering="true">
        <text:list-item>
          <text:p text:style-name="P141"><text:bookmark-start text:name="_Toc468914569"/><text:bookmark-start text:name="_Toc468966137"/>Étude et comparaison des méthodes d’interpolation<text:bookmark-end text:name="_Toc468914569"/><text:bookmark-end text:name="_Toc468966137"/></text:p>
        </text:list-item>
      </text:list>
      <text:p text:style-name="Normal"/>
      <text:list text:style-name="LFO2" text:continue-numbering="true">
        <text:list-item>
          <text:list>
            <text:list-item>
              <text:p text:style-name="P142"><text:bookmark-start text:name="_Toc468914570"/><text:bookmark-start text:name="_Toc468966138"/>Listes de points<text:bookmark-end text:name="_Toc468914570"/><text:bookmark-end text:name="_Toc468966138"/></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6" text:anchor-type="as-char" svg:x="0in" svg:y="0in" svg:width="0.77083in" svg:height="0.19792in" style:rel-width="scale" style:rel-height="scale"><draw:object xlink:href="Object 17/" xlink:type="simple" xlink:show="embed" xlink:actuate="onLoad"/></draw:frame>;</text:p>
      <text:p text:style-name="P143">Dist<text:span text:style-name="T144">Régulière<text:s/></text:span>=<draw:frame draw:style-name="a17" text:anchor-type="as-char" svg:x="0in" svg:y="0in" svg:width="1.4375in" svg:height="0.375in" style:rel-width="scale" style:rel-height="scale"><draw:object xlink:href="Object 18/" xlink:type="simple" xlink:show="embed" xlink:actuate="onLoad"/></draw:frame><text:s/><text:s/></text:p>
      <text:p text:style-name="P145"><text:tab/>Et<text:s/></text:p>
      <text:p text:style-name="P146"><text:span text:style-name="T147">Dist</text:span><text:span text:style-name="T148">Tchebychev<text:s/></text:span><text:span text:style-name="T149">=<text:s/></text:span><draw:frame draw:style-name="a18" text:anchor-type="as-char" svg:x="0in" svg:y="0in" svg:width="3.07292in" svg:height="0.38542in" style:rel-width="scale" style:rel-height="scale"><draw:object xlink:href="Object 19/" xlink:type="simple" xlink:show="embed" xlink:actuate="onLoad"/></draw:frame><text:span text:style-name="T150"><text:s/></text:span></text:p>
      <text:p text:style-name="P151"/>
      <text:p text:style-name="Normal"><text:span text:style-name="T152"><text:tab/></text:span>Ces distributions<text:s/>sont obtenues avec les fonctions<text:s/></text:p>
      <text:p text:style-name="P153">reglist : (a,b,n) -&gt; x et tchebylist : (a,b,n) -&gt; x<text:s/></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154">y :<text:s/>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55"><text:bookmark-start text:name="_Toc468914571"/><text:bookmark-start text:name="_Toc468966139"/>Définition du critère d’erreur<text:bookmark-end text:name="_Toc468914571"/><text:bookmark-end text:name="_Toc468966139"/></text:p>
            </text:list-item>
          </text:list>
        </text:list-item>
      </text:list>
      <text:p text:style-name="Normal"/>
      <text:soft-page-break/>
      <text:p text:style-name="Normal"><text:tab/>Afin de comparer la qualité de nos interpolations, nous avons besoin d’introduire un critère d’erreur général pouvant s’appliquer à toutes nos fonctions d’interpolation.</text:p>
      <text:p text:style-name="Normal"><text:tab/>Soient a et b les bornes de notre interpolation, f la fonction que nous interpolons, et g la fonction d’interpolation. L’erreur quadratique est alors :</text:p>
      <text:p text:style-name="P156"><draw:frame draw:style-name="a19" text:anchor-type="as-char" svg:x="0in" svg:y="0in" svg:width="2.36458in" svg:height="0.45833in" style:rel-width="scale" style:rel-height="scale"><draw:object xlink:href="Object 20/"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sous maxima, on donne les expressions de f(x) et g(x)</text:p>
      <text:p text:style-name="Code">a,b : les bornes de l'intégration, a &lt; b<text:s/></text:p>
      <text:p text:style-name="Code">Resultat :</text:p>
      <text:p text:style-name="Code">err : un réel, l'erreur quadratique entre f et g</text:p>
      <text:p text:style-name="Code"/>
      <text:p text:style-name="Code">err(f : fonction, g : fonction, a : réel, b : réel) : réel</text:p>
      <text:p text:style-name="P157">DEBUT</text:p>
      <text:p text:style-name="P158"><text:tab/>err &lt;- integrale((f(x)-g(x))²,x,a,b)</text:p>
      <text:p text:style-name="Code">FIN</text:p>
      <text:p text:style-name="Normal"/>
      <text:list text:style-name="LFO2" text:continue-numbering="true">
        <text:list-item>
          <text:list>
            <text:list-item>
              <text:p text:style-name="P159"><text:bookmark-start text:name="_Toc468914572"/><text:bookmark-start text:name="_Toc468966140"/>Comparaison Lagrange – l’Hermite<text:bookmark-end text:name="_Toc468914572"/><text:bookmark-end text:name="_Toc468966140"/></text:p>
            </text:list-item>
          </text:list>
        </text:list-item>
      </text:list>
      <text:p text:style-name="Normal"/>
      <text:list text:style-name="LFO2" text:continue-numbering="true">
        <text:list-item>
          <text:list>
            <text:list-item>
              <text:p text:style-name="P160"><text:bookmark-start text:name="_Toc468914573"/><text:bookmark-start text:name="_Toc468966141"/>Fiabilité des moindres carrés polynomiaux<text:bookmark-end text:name="_Toc468914573"/><text:bookmark-end text:name="_Toc468966141"/></text:p>
            </text:list-item>
          </text:list>
        </text:list-item>
      </text:list>
      <text:p text:style-name="Normal"/>
      <text:h text:style-name="Titre1" text:outline-level="1"><text:tab/><text:bookmark-start text:name="_Toc468914574"/><text:bookmark-start text:name="_Toc468966142"/>Conclusion<text:bookmark-end text:name="_Toc468914574"/><text:bookmark-end text:name="_Toc468966142"/></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 style:type="right" style:position="6.2986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text:tab/>A16</text:p>
      </style:header>
      <style:footer>
        <text:p text:style-name="P3"><text:page-number text:fixed="false">9</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8T12:30:00Z</dc:date>
    <meta:print-date>2016-12-08T12:17:00Z</meta:print-date>
    <meta:template xlink:href="Normal.dotm" xlink:type="simple"/>
    <meta:editing-cycles>20</meta:editing-cycles>
    <meta:editing-duration>PT51480S</meta:editing-duration>
    <meta:document-statistic meta:page-count="9" meta:paragraph-count="18" meta:word-count="1453" meta:character-count="9427" meta:row-count="66" meta:non-whitespace-character-count="7992"/>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10/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

<file path=Object 11/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2/content.xml><?xml version="1.0" encoding="utf-8"?>
<mml:math xmlns:mml="http://www.w3.org/1998/Math/MathML" xmlns:m="http://schemas.openxmlformats.org/officeDocument/2006/math">
  <mml:mo>(</mml:mo>
  <mml:msub>
    <mml:mrow>
      <mml:mi>x</mml:mi>
    </mml:mrow>
    <mml:mrow>
      <mml:mn>1</mml:mn>
    </mml:mrow>
  </mml:msub>
  <mml:mo>,</mml:mo>
  <mml:mo>…</mml:mo>
  <mml:mo>,</mml:mo>
  <mml:msub>
    <mml:mrow>
      <mml:mi>x</mml:mi>
    </mml:mrow>
    <mml:mrow>
      <mml:mi>n</mml:mi>
    </mml:mrow>
  </mml:msub>
  <mml:mo>)</mml:mo>
</mml:math>
</file>

<file path=Object 13/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ath>
</file>

<file path=Object 14/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sub>
    <mml:mrow>
      <mml:mi>a</mml:mi>
    </mml:mrow>
    <mml:mrow>
      <mml:mn>0</mml:mn>
    </mml:mrow>
  </mml:msub>
  <mml:mo>+</mml:mo>
  <mml:mi> </mml:mi>
  <mml:mrow>
    <mml:munder>
      <mml:mo stretchy="false">∑</mml:mo>
      <mml:mrow>
        <mml:mi>k</mml:mi>
        <mml:mo>∈</mml:mo>
        <mml:mfenced open="⟦" close="⟧" separators="|">
          <mml:mrow>
            <mml:mn>1</mml:mn>
            <mml:mo>,</mml:mo>
            <mml:mi>n</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5/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6/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i> </mml:mi>
</mml:math>
</file>

<file path=Object 17/content.xml><?xml version="1.0" encoding="utf-8"?>
<mml:math xmlns:mml="http://www.w3.org/1998/Math/MathML" xmlns:m="http://schemas.openxmlformats.org/officeDocument/2006/math">
  <mml:mi>k</mml:mi>
  <mml:mo>∈</mml:mo>
  <mml:mi> </mml:mi>
  <mml:mfenced open="⟦" close="⟧" separators="|">
    <mml:mrow>
      <mml:mn>0</mml:mn>
      <mml:mo>,</mml:mo>
      <mml:mi>n</mml:mi>
    </mml:mrow>
  </mml:mfenced>
  <mml:mi> </mml:mi>
</mml:math>
</file>

<file path=Object 18/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19/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row>
    <mml:mrow>
      <mml:mi mathvariant="normal">deg</mml:mi>
    </mml:mrow>
    <mml:mo>⁡</mml:mo>
    <mml:mrow>
      <mml:msub>
        <mml:mrow>
          <mml:mi>L</mml:mi>
        </mml:mrow>
        <mml:mrow>
          <mml:mi>i</mml:mi>
        </mml:mrow>
      </mml:msub>
      <mml:mi mathvariant="normal"> </mml:mi>
    </mml:mrow>
  </mml:mrow>
  <mml:mo>=</mml:mo>
  <mml:mi>n</mml:mi>
  <mml:mi> </mml:mi>
  <mml:mi>e</mml:mi>
  <mml:mi>t</mml:mi>
  <mml:mi> </mml:mi>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20/content.xml><?xml version="1.0" encoding="utf-8"?>
<mml:math xmlns:mml="http://www.w3.org/1998/Math/MathML" xmlns:m="http://schemas.openxmlformats.org/officeDocument/2006/math">
  <mml:mi>e</mml:mi>
  <mml:mi>r</mml:mi>
  <mml:mi>r</mml:mi>
  <mml:mfenced separators="|">
    <mml:mrow>
      <mml:mi>f</mml:mi>
      <mml:mo>,</mml:mo>
      <mml:mi>g</mml:mi>
    </mml:mrow>
  </mml:mfenced>
  <mml:mo>=</mml:mo>
  <mml:mi> </mml:mi>
  <mml:mrow>
    <mml:msubsup>
      <mml:mo stretchy="false">∫</mml:mo>
      <mml:mrow>
        <mml:mi>a</mml:mi>
      </mml:mrow>
      <mml:mrow>
        <mml:mi>b</mml:mi>
      </mml:mrow>
    </mml:msubsup>
    <mml:mrow>
      <mml:mo>(</mml:mo>
      <mml:mi>f</mml:mi>
      <mml:mfenced separators="|">
        <mml:mrow>
          <mml:mi>x</mml:mi>
        </mml:mrow>
      </mml:mfenced>
      <mml:mo>-</mml:mo>
      <mml:mi>g</mml:mi>
      <mml:mo>(</mml:mo>
      <mml:mi>x</mml:mi>
      <mml:mo>)</mml:mo>
      <mml:mo>)</mml:mo>
      <mml:mo>²</mml:mo>
      <mml:mi>d</mml:mi>
      <mml:mi>x</mml:mi>
    </mml:mrow>
  </mml:mrow>
</mml:math>
</file>

<file path=Object 3/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i mathvariant="normal">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j</mml:mi>
            </mml:mrow>
          </mml:msub>
        </mml:mrow>
        <mml:mrow>
          <mml:msub>
            <mml:mrow>
              <mml:mi>x</mml:mi>
            </mml:mrow>
            <mml:mrow>
              <mml:mi>i</mml:mi>
            </mml:mrow>
          </mml:msub>
          <mml:mo>-</mml:mo>
          <mml:msub>
            <mml:mrow>
              <mml:mi>x</mml:mi>
            </mml:mrow>
            <mml:mrow>
              <mml:mi>j</mml:mi>
            </mml:mrow>
          </mml:msub>
        </mml:mrow>
      </mml:mfrac>
    </mml:mrow>
  </mml:mrow>
</mml: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athvariant="normal"> </mml:mi>
  <mml:mi>m</mml:mi>
  <mml:mi>i</mml:mi>
  <mml:mi>n</mml:mi>
  <mml:mi>i</mml:mi>
  <mml:mi>m</mml:mi>
  <mml:mi>i</mml:mi>
  <mml:mi>s</mml:mi>
  <mml:mi>e</mml:mi>
  <mml:mi> </mml:mi>
  <mml:mrow>
    <mml:munderover>
      <mml:mo stretchy="false">∑</mml:mo>
      <mml:mrow>
        <mml:mi>i</mml:mi>
        <mml:mo>=</mml:mo>
        <mml:mn>0</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i mathvariant="normal"> </mml:mi>
</mml:math>
</file>

<file path=Object 7/content.xml><?xml version="1.0" encoding="utf-8"?>
<mml:math xmlns:mml="http://www.w3.org/1998/Math/MathML" xmlns:m="http://schemas.openxmlformats.org/officeDocument/2006/math"/>
</file>

<file path=Object 8/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9/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